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DejaVu Sans1" svg:font-family="'DejaVu Sans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text-align="end" style:justify-single-word="false" style:page-number="auto" style:writing-mode="rl-tb"/>
      <style:text-properties style:font-name="Times New Roman" fo:font-size="20pt" officeooo:rsid="001f4653" officeooo:paragraph-rsid="001f4653" style:font-size-asian="20pt" style:font-name-complex="Times New Roman1" style:font-size-complex="20pt" style:language-complex="fa" style:country-complex="IR"/>
    </style:style>
    <style:style style:name="P2" style:family="paragraph" style:parent-style-name="Standard">
      <style:paragraph-properties fo:text-align="end" style:justify-single-word="false" style:writing-mode="rl-tb"/>
      <style:text-properties officeooo:paragraph-rsid="001f4653"/>
    </style:style>
    <style:style style:name="P3" style:family="paragraph" style:parent-style-name="Standard">
      <style:paragraph-properties fo:text-align="end" style:justify-single-word="false" style:writing-mode="rl-tb"/>
      <style:text-properties officeooo:paragraph-rsid="0026d954"/>
    </style:style>
    <style:style style:name="P4" style:family="paragraph" style:parent-style-name="Standard">
      <style:paragraph-properties fo:text-align="end" style:justify-single-word="false" style:writing-mode="rl-tb"/>
      <style:text-properties officeooo:paragraph-rsid="0028b4c2"/>
    </style:style>
    <style:style style:name="P5" style:family="paragraph" style:parent-style-name="Standard">
      <style:paragraph-properties fo:text-align="end" style:justify-single-word="false" style:writing-mode="rl-tb"/>
      <style:text-properties officeooo:paragraph-rsid="002bd0d7"/>
    </style:style>
    <style:style style:name="T1" style:family="text">
      <style:text-properties style:font-name="Times New Roman" fo:font-size="20pt" officeooo:rsid="001f4653" style:font-size-asian="20pt" style:font-name-complex="Times New Roman1" style:font-size-complex="20pt" style:language-complex="fa" style:country-complex="IR"/>
    </style:style>
    <style:style style:name="T2" style:family="text">
      <style:text-properties style:font-name="Times New Roman" fo:font-size="20pt" officeooo:rsid="0026d954" style:font-size-asian="20pt" style:font-name-complex="Times New Roman1" style:font-size-complex="20pt" style:language-complex="fa" style:country-complex="IR"/>
    </style:style>
    <style:style style:name="T3" style:family="text">
      <style:text-properties style:font-name="Times New Roman" fo:font-size="20pt" officeooo:rsid="0027df2b" style:font-size-asian="20pt" style:font-name-complex="Times New Roman1" style:font-size-complex="20pt" style:language-complex="fa" style:country-complex="IR"/>
    </style:style>
    <style:style style:name="T4" style:family="text">
      <style:text-properties style:font-name="Times New Roman" fo:font-size="20pt" officeooo:rsid="002806a8" style:font-size-asian="20pt" style:font-name-complex="Times New Roman1" style:font-size-complex="20pt" style:language-complex="fa" style:country-complex="IR"/>
    </style:style>
    <style:style style:name="T5" style:family="text">
      <style:text-properties style:font-name="Times New Roman" fo:font-size="20pt" officeooo:rsid="0028b4c2" style:font-size-asian="20pt" style:font-name-complex="Times New Roman1" style:font-size-complex="20pt" style:language-complex="fa" style:country-complex="IR"/>
    </style:style>
    <style:style style:name="T6" style:family="text">
      <style:text-properties style:font-name="Times New Roman" fo:font-size="20pt" officeooo:rsid="002a884a" style:font-size-asian="20pt" style:font-name-complex="Times New Roman1" style:font-size-complex="20pt" style:language-complex="fa" style:country-complex="IR"/>
    </style:style>
    <style:style style:name="T7" style:family="text">
      <style:text-properties style:font-name="Times New Roman" fo:font-size="20pt" officeooo:rsid="0026d954" fo:background-color="#ffff00" loext:char-shading-value="0" style:font-size-asian="20pt" style:font-name-complex="Times New Roman1" style:font-size-complex="20pt" style:language-complex="fa" style:country-complex="IR"/>
    </style:style>
    <style:style style:name="T8" style:family="text">
      <style:text-properties style:font-name="Times New Roman" fo:font-size="20pt" officeooo:rsid="0027df2b" fo:background-color="#ffff00" loext:char-shading-value="0" style:font-size-asian="20pt" style:font-name-complex="Times New Roman1" style:font-size-complex="20pt" style:language-complex="fa" style:country-complex="IR"/>
    </style:style>
    <style:style style:name="T9" style:family="text">
      <style:text-properties style:font-name="Times New Roman" fo:font-size="20pt" officeooo:rsid="0028b4c2" fo:background-color="#ffff00" loext:char-shading-value="0" style:font-size-asian="20pt" style:font-name-complex="Times New Roman1" style:font-size-complex="20pt" style:language-complex="fa" style:country-complex="IR"/>
    </style:style>
    <style:style style:name="T10" style:family="text">
      <style:text-properties style:font-name="Times New Roman" fo:font-size="20pt" officeooo:rsid="002b24f8" fo:background-color="#ffff00" loext:char-shading-value="0" style:font-size-asian="20pt" style:font-name-complex="Times New Roman1" style:font-size-complex="20pt" style:language-complex="fa" style:country-complex="IR"/>
    </style:style>
    <style:style style:name="T11" style:family="text">
      <style:text-properties style:font-name="Times New Roman" fo:font-size="20pt" officeooo:rsid="0026d954" fo:background-color="transparent" loext:char-shading-value="0" style:font-size-asian="20pt" style:font-name-complex="Times New Roman1" style:font-size-complex="20pt" style:language-complex="fa" style:country-complex="IR"/>
    </style:style>
    <style:style style:name="T12" style:family="text">
      <style:text-properties style:font-name="Times New Roman" fo:font-size="20pt" officeooo:rsid="0027df2b" fo:background-color="transparent" loext:char-shading-value="0" style:font-size-asian="20pt" style:font-name-complex="Times New Roman1" style:font-size-complex="20pt" style:language-complex="fa" style:country-complex="IR"/>
    </style:style>
    <style:style style:name="T13" style:family="text">
      <style:text-properties style:font-name="Times New Roman" fo:font-size="20pt" officeooo:rsid="0028b4c2" fo:background-color="transparent" loext:char-shading-value="0" style:font-size-asian="20pt" style:font-name-complex="Times New Roman1" style:font-size-complex="20pt" style:language-complex="fa" style:country-complex="IR"/>
    </style:style>
    <style:style style:name="T14" style:family="text">
      <style:text-properties style:font-name="Times New Roman" fo:font-size="20pt" officeooo:rsid="002bd0d7" fo:background-color="transparent" loext:char-shading-value="0" style:font-size-asian="20pt" style:font-name-complex="Times New Roman1" style:font-size-complex="20pt" style:language-complex="fa" style:country-complex="IR"/>
    </style:style>
    <style:style style:name="T15" style:family="text">
      <style:text-properties officeooo:rsid="0026d954"/>
    </style:style>
    <style:style style:name="T16" style:family="text">
      <style:text-properties officeooo:rsid="0027df2b"/>
    </style:style>
    <style:style style:name="T17" style:family="text">
      <style:text-properties officeooo:rsid="0028b4c2"/>
    </style:style>
    <style:style style:name="T18" style:family="text">
      <style:text-properties officeooo:rsid="002b24f8"/>
    </style:style>
    <style:style style:name="T19" style:family="text">
      <style:text-properties officeooo:rsid="0027df2b" fo:background-color="#ffff00" loext:char-shading-value="0"/>
    </style:style>
    <style:style style:name="T20" style:family="text">
      <style:text-properties officeooo:rsid="0028b4c2" fo:background-color="#ffff00" loext:char-shading-value="0"/>
    </style:style>
    <style:style style:name="T21" style:family="text">
      <style:text-properties officeooo:rsid="002b24f8" fo:background-color="#ffff00" loext:char-shading-value="0"/>
    </style:style>
    <style:style style:name="T22" style:family="text">
      <style:text-properties officeooo:rsid="002bd0d7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<text:span text:style-name="T1">۱- </text:span><text:span text:style-name="T2">چرا </text:span><text:span text:style-name="T3">وقتی ویژگی </text:span><text:span text:style-name="T2">direction </text:span><text:span text:style-name="T3">را </text:span><text:span text:style-name="T2">برای تگ هایی مثل a و span (تگ های نان بلاکینگ) </text:span><text:span text:style-name="T3">rtl تعریف میکنیم،</text:span><text:span text:style-name="T2"> تغییری درجهت نوشته‌ها ایجاد نمیکند </text:span><text:span text:style-name="T3">و از سمت راست شروع به نوشتن نمی</text:span><text:span text:style-name="T4">کنند؟ </text:span><text:span text:style-name="T6">اگر </text:span><text:span text:style-name="T5">راه حل</text:span><text:span text:style-name="T6">ی دارد،</text:span><text:span text:style-name="T5"> چیست</text:span><text:span text:style-name="T6">؟</text:span></text:p>
      <text:p text:style-name="P3"><text:span text:style-name="T2">چون کلاْ تگ های </text:span><text:span text:style-name="T3">inline </text:span><text:span text:style-name="T2">قابل تغییر نیستند. </text:span><text:span text:style-name="T5">راه حلی ندارد و نمیتوان این کار را انجام داد.</text:span></text:p>
      <text:p text:style-name="P4"><text:span text:style-name="T2">چون تگ های </text:span><text:span text:style-name="T3">inline</text:span><text:span text:style-name="T2">، به صورت پیش‌فرض به اندازه لازم مکان افقی صفحه را اشغال می کنند. بنابراین چه rtl باشند و چه ltr </text:span><text:span text:style-name="T3">تغییری ایجاد نمیشود و به صورت پیش‌فرض از سمت چپ صفحه شروع به نوشتن می کنند. </text:span><text:span text:style-name="T5">ویژگی text-aligh را right بگذاریم.</text:span></text:p>
      <text:p text:style-name="P4"><text:span text:style-name="T7">چون تگ های </text:span><text:span text:style-name="T8">inline</text:span><text:span text:style-name="T7">، به صورت پیش‌فرض به اندازه لازم مکان افقی صفحه را اشغال می کنند. بنابراین چه rtl باشند و چه ltr </text:span><text:span text:style-name="T8">تغییری ایجاد نمیشود و به صورت پیش‌فرض از سمت چپ صفحه شروع به نوشتن می کنند. </text:span><text:span text:style-name="T9">ویژگی display را </text:span><text:span text:style-name="T10">block</text:span><text:span text:style-name="T9"> بگذاریم.</text:span></text:p>
      <text:p text:style-name="P5"><text:span text:style-name="T11">چون تگ های </text:span><text:span text:style-name="T12">inline</text:span><text:span text:style-name="T11">، به صورت پیش‌فرض به اندازه لازم مکان افقی صفحه را اشغال می کنند. بنابراین چه rtl باشند و چه ltr </text:span><text:span text:style-name="T12">تغییری ایجاد نمیشود و به صورت پیش‌فرض از سمت چپ صفحه شروع به نوشتن می کنند. <text:s/></text:span><text:span text:style-name="T13">ویژگی display را </text:span><text:span text:style-name="T14">inline</text:span><text:span text:style-name="T13"> بگذاریم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DejaVu Sans1" svg:font-family="'DejaVu Sans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text-align="end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Arial" style:font-size-complex="11pt" style:language-complex="ar" style:country-complex="SA"/>
    </style:default-style>
    <style:default-style style:family="paragraph">
      <style:paragraph-properties fo:text-align="end" style:justify-single-word="false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Arial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HTML_20_Preformatted" style:display-name="HTML Preformatted" style:family="paragraph" style:parent-style-name="Standard" style:default-outline-level="">
      <style:paragraph-properties fo:margin-top="0in" fo:margin-bottom="0in" loext:contextual-spacing="false" fo:line-height="100%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Default_20_Paragraph_20_Font" style:display-name="Default Paragraph Font" style:family="text"/>
    <style:style style:name="HTML_20_Preformatted_20_Char" style:display-name="HTML Preformatted Char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sy0" style:family="text" style:parent-style-name="Default_20_Paragraph_20_Font"/>
    <style:style style:name="br0" style:family="text" style:parent-style-name="Default_20_Paragraph_20_Font"/>
    <style:style style:name="st0" style:family="text" style:parent-style-name="Default_20_Paragraph_20_Font"/>
    <style:style style:name="kw1" style:family="text" style:parent-style-name="Default_20_Paragraph_20_Font"/>
    <style:style style:name="me1" style:family="text" style:parent-style-name="Default_20_Paragraph_20_Font"/>
    <style:style style:name="nu0" style:family="text" style:parent-style-name="Default_20_Paragraph_20_Font"/>
    <style:style style:name="kw2" style:family="text" style:parent-style-name="Default_20_Paragraph_20_Font"/>
    <style:style style:name="sy4" style:family="text" style:parent-style-name="Default_20_Paragraph_20_Font"/>
    <style:style style:name="sy1" style:family="text" style:parent-style-name="Default_20_Paragraph_20_Font"/>
    <style:style style:name="re3" style:family="text" style:parent-style-name="Default_20_Paragraph_20_Fon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rl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righ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Sina Bakhshandeh</meta:initial-creator>
    <meta:editing-cycles>50</meta:editing-cycles>
    <meta:creation-date>2020-06-14T07:12:00</meta:creation-date>
    <dc:date>2022-03-06T12:05:42.640703559</dc:date>
    <meta:editing-duration>PT13H56M16S</meta:editing-duration>
    <meta:generator>LibreOffice/6.4.7.2$Linux_X86_64 LibreOffice_project/40$Build-2</meta:generator>
    <meta:document-statistic meta:table-count="0" meta:image-count="0" meta:object-count="0" meta:page-count="1" meta:paragraph-count="5" meta:word-count="191" meta:character-count="938" meta:non-whitespace-character-count="751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